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42500" officeooo:paragraph-rsid="00142500"/>
    </style:style>
    <style:style style:name="P3" style:family="paragraph" style:parent-style-name="Standard" style:list-style-name="L1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27683194" text:style-name="L1">
        <text:list-item>
          <text:list>
            <text:list-item>
              <text:p text:style-name="P1">add “options” link in the navbar</text:p>
              <text:list>
                <text:list-item>
                  <text:p text:style-name="P3">add lemma functionality</text:p>
                </text:list-item>
                <text:list-item>
                  <text:p text:style-name="P1">develop a way to get round the problem of thematic diversity effects</text:p>
                </text:list-item>
                <text:list-item>
                  <text:p text:style-name="P1">add counting “mean in segments” for split text</text:p>
                </text:list-item>
              </text:list>
            </text:list-item>
            <text:list-item>
              <text:p text:style-name="P2"><text:span text:style-name="T2">create optional dark-mode</text:span> for the interface with a button that shifts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Łukasz Stolarski</meta:initial-creator>
    <meta:creation-date>2020-02-04T01:06:52</meta:creation-date>
    <meta:generator>LibreOffice/6.4.5.2$Linux_X86_64 LibreOffice_project/40$Build-2</meta:generator>
    <dc:date>2020-09-12T23:49:37.231587738</dc:date>
    <dc:creator>Łukasz Stolarski</dc:creator>
    <meta:editing-duration>PT36M16S</meta:editing-duration>
    <meta:editing-cycles>5</meta:editing-cycles>
    <meta:document-statistic meta:table-count="0" meta:image-count="0" meta:object-count="0" meta:page-count="1" meta:paragraph-count="5" meta:word-count="45" meta:character-count="251" meta:non-whitespace-character-count="216"/>
  </office:meta>
</office:document-meta>
</file>